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6b9d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66b9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66b9d"/>
    </style:style>
    <style:style style:name="T10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8">ΑΙΤΗΣΗ</text:span><text:tab/><text:tab/><text:tab/></text:p>
      <text:p text:style-name="P2"/>
      <text:p text:style-name="P2">Αναπληρωτή-τριας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3">Σχολεία <text:s/>που υπηρετώ<text:span text:style-name="T2">: [PRIMARY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4"><text:span text:style-name="T2">ΘΕΜΑ</text:span>: <text:span text:style-name="T6">Χορήγηση αναρρωτικής άδειας (για αναπληρωτές/</text:span><text:span text:style-name="T7">ώτριες</text:span><text:span text:style-name="T6">)</text:span></text:p>
      <text:p text:style-name="P2"/>
      <text:p text:style-name="P2"/>
      <text:p text:style-name="P2">1.Χορηγηθείσα αναρρωτική άδεια τρέχοντος διδακτικού<text:tab/> έτους:</text:p>
      <text:p text:style-name="P2">…………………………………………………………………ημέρ……..</text:p>
      <text:p text:style-name="P2"/>
      <text:p text:style-name="P2"/>
      <text:p text:style-name="P2"/>
      <text:p text:style-name="P2"/>
      <text:p text:style-name="P2"/>
      <text:p text:style-name="P2"/>
      <text:p text:style-name="P2">ΣΗΜΕΙΩΣΗ:</text:p>
      <text:p text:style-name="P2">ΕΝΗΜΕΡΩΝΩ ΤΗΝ ΜΙΣΘΟΔΟΣΙΑ ΑΠΟ ΤΗΝ ΠΡΩΤΗ ΗΜΕΡΑ ΑΣΘΕΝΕΙΑΣ ΣΤΟ ΤΗΛ. 2810-333730 ή 2810-333774</text:p>
      <text:p text:style-name="P2"/>
      <text:p text:style-name="P2"/>
      <text:p text:style-name="P2"/>
      <text:p text:style-name="P2"/>
      <text:p text:style-name="P2"/>
      <text:p text:style-name="P2"/>
      <text:p text:style-name="P6">ΠΡΟΣ</text:p>
      <text:p text:style-name="P2"/>
      <text:p text:style-name="P2"/>
      <text:p text:style-name="P2">Τ<text:span text:style-name="T9">ον Δ/ντη του 1ου ΕΠΑΛ Μοιρών</text:span></text:p>
      <text:p text:style-name="P2"/>
      <text:p text:style-name="P3">Παρακαλώ να μου χορηγήσετε αναρρωτική άδεια βάσει των άρθρων 657 &amp; 658 του Α.Κ. και του Ν.4210 / 2013(ΦΕΚ 254 / τ. Α / 21-11-2013) <text:span text:style-name="T10">για </text:span><text:span text:style-name="T3">[DURATION]</text:span> <text:s/>από <text:span text:style-name="T4">[START_DATE]</text:span> μέχρι <text:span text:style-name="T5">[END_DATE] </text:span>διότι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2">α) Γνωμάτευση <text:s/>ιατρού από το <text:s/>Ι.Κ.Α.</text:p>
      <text:p text:style-name="P2"/>
      <text:p text:style-name="P2">β)’Ένταλμα πληρωμής από το <text:s/>Ι.Κ.Α.</text:p>
      <text:p text:style-name="P2"/>
      <text:p text:style-name="P2"/>
      <text:p text:style-name="P2"/>
      <text:p text:style-name="P2"/>
      <text:p text:style-name="P2"/>
      <text:p text:style-name="P2"><text:s text:c="17"/>Ημερομηνία:…………………………………</text:p>
      <text:p text:style-name="P2"/>
      <text:p text:style-name="P2"/>
      <text:p text:style-name="P2">………… Αιτ…………………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6b9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29:00</meta:creation-date>
    <dc:creator>Ιωάννης Χαριτάκης</dc:creator>
    <dc:date>2017-09-29T11:36:10.888836744</dc:date>
    <meta:print-date>2016-10-20T09:55:00</meta:print-date>
    <meta:editing-cycles>4</meta:editing-cycles>
    <meta:editing-duration>PT10M10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6" meta:character-count="1017" meta:non-whitespace-character-count="899"/>
  </office:meta>
</office:document-meta>
</file>